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2c0f4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93420" officeooo:paragraph-rsid="0039342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7cd6" officeooo:paragraph-rsid="004c7cd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93420" officeooo:paragraph-rsid="0039342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ea0a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7b7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7b7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9ced8" officeooo:paragraph-rsid="0029ced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4b7b77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93420" officeooo:paragraph-rsid="0043e04d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93420" officeooo:paragraph-rsid="0048bcbf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cfff7" officeooo:paragraph-rsid="003cfff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a0ad" officeooo:paragraph-rsid="003ea0ad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a0ad" officeooo:paragraph-rsid="003ea0ad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3e04d" officeooo:paragraph-rsid="0043e04d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bcbf" officeooo:paragraph-rsid="0048bcbf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8bcbf" officeooo:paragraph-rsid="0048bcbf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f259" officeooo:paragraph-rsid="003ef25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ef259" officeooo:paragraph-rsid="003ef259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ef259" officeooo:paragraph-rsid="003ef259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ef259" officeooo:paragraph-rsid="00458dc6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58dc6" officeooo:paragraph-rsid="00458dc6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58dc6" officeooo:paragraph-rsid="003ef259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c7cd6" officeooo:paragraph-rsid="004c7cd6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3ea0ad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393420"/>
    </style:style>
    <style:style style:name="P31" style:family="paragraph" style:parent-style-name="Standard" style:list-style-name="L4">
      <style:paragraph-properties fo:text-align="start" style:justify-single-word="false"/>
      <style:text-properties officeooo:paragraph-rsid="003ea0ad"/>
    </style:style>
    <style:style style:name="P32" style:family="paragraph" style:parent-style-name="Standard" style:list-style-name="L7">
      <style:paragraph-properties fo:text-align="start" style:justify-single-word="false"/>
      <style:text-properties officeooo:paragraph-rsid="003ef259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393420" officeooo:paragraph-rsid="00393420"/>
    </style:style>
    <style:style style:name="P34" style:family="paragraph" style:parent-style-name="Standard" style:list-style-name="L7">
      <style:paragraph-properties fo:text-align="start" style:justify-single-word="false"/>
      <style:text-properties officeooo:rsid="0048bcbf" officeooo:paragraph-rsid="0048bcbf"/>
    </style:style>
    <style:style style:name="P35" style:family="paragraph" style:parent-style-name="Standard" style:list-style-name="L8">
      <style:paragraph-properties fo:text-align="start" style:justify-single-word="false"/>
      <style:text-properties officeooo:rsid="0048bcbf" officeooo:paragraph-rsid="0048bcbf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93420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ef259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ea0a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174ab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3e04d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58dc6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8bcb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e66b3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93420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37ae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ea0a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3e04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58dc6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ef259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7c718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174ab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e66b3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style:font-size-asian="12pt" style:font-size-complex="12pt"/>
    </style:style>
    <style:style style:name="T27" style:family="text">
      <style:text-properties style:font-name="DejaVu Sans Condensed" fo:font-size="12pt" officeooo:rsid="0026edbf" style:font-size-asian="12pt" style:font-size-complex="1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43e04d" style:font-weight-asian="bold" style:font-weight-complex="bold"/>
    </style:style>
    <style:style style:name="T30" style:family="text">
      <style:text-properties fo:font-weight="bold" officeooo:rsid="003ea0ad" style:font-weight-asian="bold" style:font-weight-complex="bold"/>
    </style:style>
    <style:style style:name="T31" style:family="text">
      <style:text-properties fo:font-weight="bold" officeooo:rsid="00458dc6" style:font-weight-asian="bold" style:font-weight-complex="bold"/>
    </style:style>
    <style:style style:name="T32" style:family="text">
      <style:text-properties fo:font-weight="bold" officeooo:rsid="004e66b3" style:font-weight-asian="bold" style:font-weight-complex="bold"/>
    </style:style>
    <style:style style:name="T33" style:family="text">
      <style:text-properties officeooo:rsid="0026edbf"/>
    </style:style>
    <style:style style:name="T34" style:family="text">
      <style:text-properties officeooo:rsid="003ef259"/>
    </style:style>
    <style:style style:name="T35" style:family="text">
      <style:text-properties officeooo:rsid="0043e04d"/>
    </style:style>
    <style:style style:name="T36" style:family="text">
      <style:text-properties officeooo:rsid="00458dc6"/>
    </style:style>
    <style:style style:name="T37" style:family="text">
      <style:text-properties officeooo:rsid="0048bcbf"/>
    </style:style>
    <style:style style:name="T38" style:family="text">
      <style:text-properties officeooo:rsid="0035db3e"/>
    </style:style>
    <style:style style:name="T39" style:family="text">
      <style:text-properties officeooo:rsid="004e66b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38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E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13"><text:span text:style-name="T18">5</text:span><text:span text:style-name="T23">0</text:span><text:span text:style-name="T18">1</text:span><text:span text:style-name="T14"> - </text:span><text:span text:style-name="T12">A/G</text:span><text:span text:style-name="T13"> - </text:span><text:span text:style-name="T17">BR</text:span><text:span text:style-name="T21">R</text:span><text:span text:style-name="T17">RT, </text:span><text:span text:style-name="T15">Bombs, Rockets, </text:span><text:span text:style-name="T16">Mavericks</text:span></text:p>
      <text:p text:style-name="P9"/>
      <text:p text:style-name="P9">All</text:p>
      <text:list text:style-name="L1">
        <text:list-item>
          <text:p text:style-name="P14"><text:span text:style-name="T33">P</text:span>ress <text:span text:style-name="T32">Index Hat Down</text:span> to set <text:span text:style-name="T28">A/G Master Mode</text:span><text:span text:style-name="T36">.</text:span></text:p>
        </text:list-item>
        <text:list-item>
          <text:p text:style-name="P14">Press <text:span text:style-name="T30">Lower Gray </text:span><text:span text:style-name="T31">B</text:span><text:span text:style-name="T30">utton</text:span><text:span text:style-name="T31"> </text:span>to <text:span text:style-name="T37">cycle selected </text:span>weapon<text:span text:style-name="T36">.</text:span></text:p>
        </text:list-item>
        <text:list-item>
          <text:p text:style-name="P16">On <text:span text:style-name="T28">Armament control panel</text:span><text:span text:style-name="T37"> (above left knee)</text:span>, station light quadrants mean the following:</text:p>
          <text:list>
            <text:list-item>
              <text:p text:style-name="P16"><text:span text:style-name="T28">Top row</text:span><text:span text:style-name="T29">:</text:span> <text:span text:style-name="T28">left light only</text:span> = one weapon, <text:span text:style-name="T28">both lights</text:span> = two or more weapons</text:p>
            </text:list-item>
            <text:list-item>
              <text:p text:style-name="P16"><text:span text:style-name="T28">Bottom row:</text:span> <text:span text:style-name="T28">left light</text:span> = selected station, <text:span text:style-name="T28">right light</text:span> = station empty</text:p>
            </text:list-item>
          </text:list>
        </text:list-item>
        <text:list-item>
          <text:p text:style-name="P17">Current weapon information is shown at the bottom left of the HUD.</text:p>
        </text:list-item>
        <text:list-item>
          <text:p text:style-name="P17">"<text:span text:style-name="T28">/</text:span><text:span text:style-name="T29">n</text:span>" means Mavericks<text:span text:style-name="T35">, where </text:span><text:span text:style-name="T29">n</text:span><text:span text:style-name="T35"> is the number of missiles on each pylon</text:span>, and the TV display should be on<text:span text:style-name="T35">;</text:span> all the others are self explanatory.</text:p>
        </text:list-item>
        <text:list-item>
          <text:p text:style-name="P29"><text:span text:style-name="T5">If weapon text on HUD has a </text:span><text:span text:style-name="T19">solid box</text:span><text:span text:style-name="T5"> around it, it's in salvo mode</text:span><text:span text:style-name="T7"> (</text:span><text:span text:style-name="T20">Gray Reset Hat back</text:span><text:span text:style-name="T7"> to toggle)</text:span><text:span text:style-name="T5"> and will drop</text:span><text:span text:style-name="T7">/shoot from all pylons simultaneously.</text:span></text:p>
        </text:list-item>
      </text:list>
      <text:p text:style-name="P8"/>
      <text:p text:style-name="P7">BRRRT</text:p>
      <text:list text:style-name="L2">
        <text:list-item>
          <text:p text:style-name="P30"><text:span text:style-name="T3">Press </text:span><text:span text:style-name="T16">Trigger</text:span><text:span text:style-name="T3"> to BRRRT, </text:span><text:span text:style-name="T16">works </text:span><text:span text:style-name="T24">at any time</text:span><text:span text:style-name="T6"> </text:span><text:span text:style-name="T9">as long as you are in </text:span><text:span text:style-name="T6">A/G or A/A Master Mode</text:span><text:span text:style-name="T3"> mode.</text:span></text:p>
        </text:list-item>
        <text:list-item>
          <text:p text:style-name="P15"><text:span text:style-name="T37">P</text:span>ress <text:span text:style-name="T28">Flip-down Trigger</text:span><text:span text:style-name="T37"> t</text:span>o toggle special cannon symbology<text:span text:style-name="T35"> and </text:span><text:span text:style-name="T29">PAC</text:span><text:span text:style-name="T35"> (Precision Attitude Control) mode</text:span><text:span text:style-name="T37">.</text:span></text:p>
        </text:list-item>
      </text:list>
      <text:list text:style-name="L3">
        <text:list-item>
          <text:list>
            <text:list-item>
              <text:p text:style-name="P19">Note that PAC stabilizes the plane in pitch and decreases sensitivity of elevators, and also keeps plane on target while shooting.</text:p>
            </text:list-item>
            <text:list-item>
              <text:p text:style-name="P20">Recommended to turn on PAC after rolling in on target, and turn off as soon as you're done shooting.</text:p>
            </text:list-item>
          </text:list>
        </text:list-item>
      </text:list>
      <text:p text:style-name="P6"/>
      <text:p text:style-name="P6">CCIP bombing</text:p>
      <text:list text:style-name="L4">
        <text:list-item>
          <text:p text:style-name="P22">Set release mode knob to CCIP (<text:span text:style-name="T28">Shift-</text:span><text:span text:style-name="T32">Dish Hat Down</text:span>, knob is in upper left of cockpit)<text:span text:style-name="T36">.</text:span></text:p>
        </text:list-item>
        <text:list-item>
          <text:p text:style-name="P18">Set <text:span text:style-name="T34">single/ripple and interval:</text:span></text:p>
          <text:list>
            <text:list-item>
              <text:p text:style-name="P22">RELEASE MODE knob is at bottom of Armament Control Panel, above left knee<text:span text:style-name="T37">.</text:span></text:p>
            </text:list-item>
            <text:list-item>
              <text:p text:style-name="P31"><text:span text:style-name="T25">Dish Hat UP</text:span><text:span text:style-name="T5"> to turn </text:span><text:span text:style-name="T22">RELEASE MODE</text:span><text:span text:style-name="T19"> knob</text:span><text:span text:style-name="T5">, cycles between Single, Pairs, Ripple Single, and Ripple Pairs</text:span></text:p>
            </text:list-item>
            <text:list-item>
              <text:p text:style-name="P18"><text:span text:style-name="T32">Shift-Dish Hat Up</text:span> to toggle <text:span text:style-name="T28">Salvo mode</text:span> (puts a box <text:span text:style-name="T34">around the weapon text on the HUD)</text:span><text:span text:style-name="T39">.</text:span></text:p>
            </text:list-item>
            <text:list-item>
              <text:p text:style-name="P22">If using <text:span text:style-name="T28">Ripple</text:span> mode:</text:p>
              <text:list>
                <text:list-item>
                  <text:p text:style-name="P22"><text:span text:style-name="T32">Dish Hat</text:span><text:span text:style-name="T28"> left/right</text:span> to decrease/increase interval (shown on right side of Armament panel)</text:p>
                </text:list-item>
                <text:list-item>
                  <text:p text:style-name="P22"><text:span text:style-name="T32">Dish Hat Down</text:span> to cycle ripple quantity (shown on left side of Armament panel)</text:p>
                </text:list-item>
              </text:list>
            </text:list-item>
          </text:list>
        </text:list-item>
        <text:list-item>
          <text:p text:style-name="P33"><text:span text:style-name="T2">P</text:span><text:span text:style-name="T1">ut the thing on the thing and press </text:span><text:span text:style-name="T21">Red Button</text:span><text:span text:style-name="T9"> to drop.</text:span></text:p>
        </text:list-item>
      </text:list>
      <text:p text:style-name="P2"/>
      <text:p text:style-name="P12"><text:span text:style-name="T27">C</text:span><text:span text:style-name="T26">CRP bombing</text:span></text:p>
      <text:list text:style-name="L5">
        <text:list-item>
          <text:p text:style-name="P23">Set release mode knob to CCRP (<text:span text:style-name="T28">Shift-</text:span><text:span text:style-name="T32">Dish</text:span><text:span text:style-name="T28"> Hat </text:span><text:span text:style-name="T32">Down</text:span>, knob is in upper left of cockpit)</text:p>
        </text:list-item>
        <text:list-item>
          <text:p text:style-name="P23">Designate target visually in the HUD using <text:span text:style-name="T28">TDC slew</text:span>, <text:span text:style-name="T37">then </text:span><text:span text:style-name="T28">TDC press</text:span> to designate.</text:p>
        </text:list-item>
        <text:list-item>
          <text:p text:style-name="P23">A few seconds after designating, the designator line disappears and a solid bomb fall line with pipper at the bottom shows.</text:p>
        </text:list-item>
        <text:list-item>
          <text:p text:style-name="P23">Fly directly at the bomb fall line. <text:s/>The release cue is a small box that starts dropping from the top of the bomb fall line.</text:p>
        </text:list-item>
        <text:list-item>
          <text:p text:style-name="P23"><text:span text:style-name="T28">Bombs will be released automatically (no pickle required)</text:span> when the release cue reaches the center of the pipper.</text:p>
        </text:list-item>
      </text:list>
      <text:p text:style-name="P1"/>
      <text:p text:style-name="P5">Rockets</text:p>
      <text:list text:style-name="L6">
        <text:list-item>
          <text:p text:style-name="P24">Rockets always fire in CCIP mode.</text:p>
        </text:list-item>
        <text:list-item>
          <text:p text:style-name="P26">Press <text:span text:style-name="T32">Shift-Dish Hat Up</text:span> to toggle salvo mode. <text:s/>If weapon text in HUD <text:span text:style-name="T28">is not boxed</text:span> (default), rockets will fire in <text:span text:style-name="T28">pairs</text:span> from opposite pylons. <text:s/>If weapon text <text:span text:style-name="T28">is boxed</text:span>, rockets will fire from <text:span text:style-name="T28">all available pylons</text:span>.</text:p>
        </text:list-item>
        <text:list-item>
          <text:p text:style-name="P25">Put pipper on the target, press <text:span text:style-name="T28">Red Button</text:span> to fire<text:span text:style-name="T36"> continuously</text:span>.</text:p>
        </text:list-item>
      </text:list>
      <text:p text:style-name="P3"/>
      <text:p text:style-name="P7">Mavericks</text:p>
      <text:p text:style-name="P4"><text:span text:style-name="T28">D: </text:span>Dark colored, 126lb shaped charge warhead, imaging infrared sensor. 2 magnification levels.</text:p>
      <text:p text:style-name="P4"><text:span text:style-name="T28">K: </text:span>Light colored, 300lb penetrating blast-frag warhead, daylight CCD seeker, able to grab larger targets. </text:p>
      <text:list xml:id="list3180366835" text:style-name="L7">
        <text:list-item>
          <text:p text:style-name="P27">TV display will be on when Mavericks are selected.</text:p>
        </text:list-item>
        <text:list-item>
          <text:p text:style-name="P34"><text:span text:style-name="T4">C</text:span><text:span text:style-name="T1">ontrols:</text:span></text:p>
        </text:list-item>
      </text:list>
      <text:list text:style-name="L8">
        <text:list-item>
          <text:list>
            <text:list-item>
              <text:p text:style-name="P35"><text:span text:style-name="T11">Slew pipper</text:span><text:span text:style-name="T1"> and TV crosshairs ... </text:span><text:span text:style-name="T11">TDC ministick</text:span></text:p>
            </text:list-item>
            <text:list-item>
              <text:p text:style-name="P35"><text:span text:style-name="T11">Ground lock</text:span><text:span text:style-name="T1"> and begin auto-locking targets ... </text:span><text:span text:style-name="T11">TDC press</text:span></text:p>
            </text:list-item>
            <text:list-item>
              <text:p text:style-name="P35"><text:span text:style-name="T11">Unlock</text:span><text:span text:style-name="T1"> ... </text:span><text:span text:style-name="T11">Shift-TDC press</text:span></text:p>
            </text:list-item>
            <text:list-item>
              <text:p text:style-name="P35"><text:span text:style-name="T11">Re-center pipper</text:span><text:span text:style-name="T1"> on HUD (only when unlocked) ... </text:span><text:span text:style-name="T25">Ent Button</text:span></text:p>
              <text:list>
                <text:list-item>
                  <text:p text:style-name="P28">Not all Mavs may have a zoomable seeker??</text:p>
                </text:list-item>
              </text:list>
            </text:list-item>
            <text:list-item>
              <text:p text:style-name="P35"><text:span text:style-name="T11">Zoom in/out</text:span><text:span text:style-name="T1"> ...</text:span><text:span text:style-name="T11"> </text:span><text:span text:style-name="T25">Rin</text:span><text:span text:style-name="T25">g </text:span><text:span text:style-name="T25">Wh</text:span><text:span text:style-name="T25">eel</text:span><text:span text:style-name="T11"> </text:span><text:span text:style-name="T11">up/down</text:span></text:p>
            </text:list-item>
          </text:list>
        </text:list-item>
      </text:list>
      <text:list xml:id="list220736733067557" text:continue-list="list3180366835" text:style-name="L7">
        <text:list-item>
          <text:p text:style-name="P32"><text:span text:style-name="T9">When ground locked, </text:span><text:span text:style-name="T4">Maverick will lock</text:span><text:span text:style-name="T8"> onto targets</text:span><text:span text:style-name="T4"> automatically, will unlock if you slew, and re-lock</text:span><text:span text:style-name="T8"> automatically</text:span><text:span text:style-name="T4"> if you get the crosshairs close to a target.</text:span></text:p>
        </text:list-item>
        <text:list-item>
          <text:p text:style-name="P21">Press <text:span text:style-name="T28">Red Button</text:span> to fi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11M46S</meta:editing-duration>
    <meta:editing-cycles>48</meta:editing-cycles>
    <meta:generator>LibreOffice/7.4.0.3$Windows_X86_64 LibreOffice_project/f85e47c08ddd19c015c0114a68350214f7066f5a</meta:generator>
    <dc:date>2024-02-28T22:07:35.058000000</dc:date>
    <meta:document-statistic meta:table-count="1" meta:image-count="0" meta:object-count="0" meta:page-count="1" meta:paragraph-count="54" meta:word-count="642" meta:character-count="3486" meta:non-whitespace-character-count="2933"/>
  </office:meta>
</office:document-meta>
</file>